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327in"/>
    </style:style>
    <style:style style:name="co2" style:family="table-column">
      <style:table-column-properties fo:break-before="auto" style:column-width="5.2957in"/>
    </style:style>
    <style:style style:name="co3" style:family="table-column">
      <style:table-column-properties fo:break-before="auto" style:column-width="0.9528in"/>
    </style:style>
    <style:style style:name="co4" style:family="table-column">
      <style:table-column-properties fo:break-before="auto" style:column-width="3.1244in"/>
    </style:style>
    <style:style style:name="co5" style:family="table-column">
      <style:table-column-properties fo:break-before="auto" style:column-width="3.8008in"/>
    </style:style>
    <style:style style:name="co6" style:family="table-column">
      <style:table-column-properties fo:break-before="auto" style:column-width="3.1134in"/>
    </style:style>
    <style:style style:name="co7" style:family="table-column">
      <style:table-column-properties fo:break-before="auto" style:column-width="2.9583in"/>
    </style:style>
    <style:style style:name="co8" style:family="table-column">
      <style:table-column-properties fo:break-before="auto" style:column-width="0.672in"/>
    </style:style>
    <style:style style:name="ro1" style:family="table-row">
      <style:table-row-properties style:row-height="0.1953in" fo:break-before="auto" style:use-optimal-row-height="true"/>
    </style:style>
    <style:style style:name="ta1" style:family="table" style:master-page-name="PageStyle_5f_stereotyping_20_rationalizations">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tereotyping rationalization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1" table:default-cell-style-name="Excel_20_Built-in_20_Normal"/>
        <table:table-column table:style-name="co8" table:number-columns-repeated="1016" table:default-cell-style-name="Excel_20_Built-in_20_Normal"/>
        <table:table-row table:style-name="ro1">
          <table:table-cell table:style-name="ce1" office:value-type="string" table:number-columns-spanned="2" table:number-rows-spanned="1">
            <text:p>Rationalizing gender-stereotyping victims of domestic violence</text:p>
          </table:table-cell>
          <table:covered-table-cell table:style-name="ce3"/>
          <table:table-cell/>
          <table:table-cell office:value-type="string">
            <text:p>Repository:</text:p>
          </table:table-cell>
          <table:table-cell table:number-columns-repeated="1020"/>
        </table:table-row>
        <table:table-row table:style-name="ro1">
          <table:table-cell table:style-name="ce1" office:value-type="string" table:number-columns-spanned="2" table:number-rows-spanned="1">
            <text:p>Some examples from U.S. law reviews and journals, 1996-2003</text:p>
          </table:table-cell>
          <table:covered-table-cell table:style-name="ce3"/>
          <table:table-cell/>
          <table:table-cell office:value-type="string">
            <text:p>http://acrosswalls.org/datasets/</text:p>
          </table:table-cell>
          <table:table-cell table:number-columns-repeated="1020"/>
        </table:table-row>
        <table:table-row table:style-name="ro1">
          <table:table-cell table:number-columns-repeated="3"/>
          <table:table-cell office:value-type="string">
            <text:p>Version: 1.0</text:p>
          </table:table-cell>
          <table:table-cell table:number-columns-repeated="1020"/>
        </table:table-row>
        <table:table-row table:style-name="ro1">
          <table:table-cell table:number-columns-repeated="1024"/>
        </table:table-row>
        <table:table-row table:style-name="ro1">
          <table:table-cell table:style-name="ce2" office:value-type="string">
            <text:p>rn</text:p>
          </table:table-cell>
          <table:table-cell table:style-name="ce2" office:value-type="string">
            <text:p>statement</text:p>
          </table:table-cell>
          <table:table-cell table:style-name="ce2" office:value-type="string">
            <text:p>year</text:p>
          </table:table-cell>
          <table:table-cell table:style-name="ce2" office:value-type="string">
            <text:p>journal</text:p>
          </table:table-cell>
          <table:table-cell table:style-name="ce2" office:value-type="string">
            <text:p>title</text:p>
          </table:table-cell>
          <table:table-cell table:style-name="ce2" office:value-type="string">
            <text:p>author</text:p>
          </table:table-cell>
          <table:table-cell table:style-name="ce2" office:value-type="string">
            <text:p>citation</text:p>
          </table:table-cell>
          <table:table-cell table:style-name="ce2" table:number-columns-repeated="1017"/>
        </table:table-row>
        <table:table-row table:style-name="ro1">
          <table:table-cell office:value-type="float" office:value="1">
            <text:p>1</text:p>
          </table:table-cell>
          <table:table-cell office:value-type="string">
            <text:p>A.B.A. Comm'n on Domestic Violence, About Domestic Violence: Statistics, at http://www.abanet.org/domviol/stats.html, (last visited January 9, 2003) [hereinafter A.B.A Comm'n on Domestic Violence, Statistics] (citing Bureau of Justice Statistics Selected Findings: Violence Between Intimates (NCJ-149259) (Nov. 1994) ("90-95% of domestic violence victims are women."); A Report of the Violence Against Women Research Strategic Planning Workshop Sponsored by the Nat'l Inst. of Justice in Cooperation with the U.S. Dep't of Health and Human Serv., (1995) ("[A]s many as 95% of domestic violence perpetrators are male.")). <text:s/>Because the overwhelming majority of domestic violence victims are female and the overwhelming majority of batterers are male, this article will use female pronouns when referring to victims and male pronouns when referring to batterers.</text:p>
          </table:table-cell>
          <table:table-cell office:value-type="string">
            <text:p>2003 - 2004</text:p>
          </table:table-cell>
          <table:table-cell office:value-type="string">
            <text:p>Journal of Juvenile Law</text:p>
          </table:table-cell>
          <table:table-cell office:value-type="string">
            <text:p>Battered Women and Battered Children: Admissibility of Evidence of Battering and Its Effects to Determine the Mens Rea of a Battered Woman Facing Criminal Charges For Failing to Protect a Child From Abuse</text:p>
          </table:table-cell>
          <table:table-cell office:value-type="string">
            <text:p>Kathy Luttrell Garcia</text:p>
          </table:table-cell>
          <table:table-cell office:value-type="string">
            <text:p>24 J. Juv. L. 101</text:p>
          </table:table-cell>
          <table:table-cell table:number-columns-repeated="1017"/>
        </table:table-row>
        <table:table-row table:style-name="ro1">
          <table:table-cell office:value-type="float" office:value="2">
            <text:p>2</text:p>
          </table:table-cell>
          <table:table-cell office:value-type="string">
            <text:p>because statistics demonstrate that nearly 95% of domestic violence victims are women, I will also employ gender-specific language throughout this paper. See infra note 129. While the day may come when domestic violence will be less strongly related to gender, now is not that day.</text:p>
          </table:table-cell>
          <table:table-cell office:value-type="float" office:value="2004">
            <text:p>2004</text:p>
          </table:table-cell>
          <table:table-cell office:value-type="string">
            <text:p>Saint Louis University Public Law Review</text:p>
          </table:table-cell>
          <table:table-cell office:value-type="string">
            <text:p>True to Character: Honoring the Intellectual Foundations of the Character Evidence Rule in Domestic Violence Prosecutions</text:p>
          </table:table-cell>
          <table:table-cell office:value-type="string">
            <text:p>Andrew King-Ries</text:p>
          </table:table-cell>
          <table:table-cell office:value-type="string">
            <text:p>23 St. Louis U. Pub. L. Rev. 313</text:p>
          </table:table-cell>
          <table:table-cell table:number-columns-repeated="1017"/>
        </table:table-row>
        <table:table-row table:style-name="ro1">
          <table:table-cell office:value-type="float" office:value="3">
            <text:p>3</text:p>
          </table:table-cell>
          <table:table-cell office:value-type="string">
            <text:p>This comment uses feminine pronouns to describe victims of abuse and male pronouns to describe perpetrators of abuse because most domestic violence is committed by men against women. </text:p>
          </table:table-cell>
          <table:table-cell office:value-type="float" office:value="2003">
            <text:p>2003</text:p>
          </table:table-cell>
          <table:table-cell office:value-type="string">
            <text:p>University of San Francisco Law Review Summer</text:p>
          </table:table-cell>
          <table:table-cell office:value-type="string">
            <text:p>Restoring Power to the Powerless: the Need to Reform California'S Mandatory Mediation For Victims of Domestic Violence</text:p>
          </table:table-cell>
          <table:table-cell office:value-type="string">
            <text:p>Alana Dunnigan</text:p>
          </table:table-cell>
          <table:table-cell office:value-type="string">
            <text:p>37 U.S.F. L. Rev. 1031</text:p>
          </table:table-cell>
          <table:table-cell table:number-columns-repeated="1017"/>
        </table:table-row>
        <table:table-row table:style-name="ro1">
          <table:table-cell office:value-type="float" office:value="4">
            <text:p>4</text:p>
          </table:table-cell>
          <table:table-cell office:value-type="string">
            <text:p>Ninety to 95 percent of domestic violence victims are women. Peter R. Dworkin, "Confronting Your Abuser in Oregon: A New Domestic Violence Hearsay Exception," 37 WILLAMETTE L. REV. 299 (2001), n. 191 and accompanying text. This article will use the pronoun "she" when discussing victims of domestic violence. This conforms with the literature upon this topic.</text:p>
          </table:table-cell>
          <table:table-cell office:value-type="string">
            <text:p>2002 (July-Aug)</text:p>
          </table:table-cell>
          <table:table-cell office:value-type="string">
            <text:p>Journal of the Missouri Bar</text:p>
          </table:table-cell>
          <table:table-cell office:value-type="string">
            <text:p>Unhappy Families: Prosecuting and Defending Domestic Violence Cases</text:p>
          </table:table-cell>
          <table:table-cell office:value-type="string">
            <text:p>H. Morley Swingle, Angel M. Woodruff, Julia A. Hunter</text:p>
          </table:table-cell>
          <table:table-cell office:value-type="string">
            <text:p>58 J. Mo. B. 220</text:p>
          </table:table-cell>
          <table:table-cell table:number-columns-repeated="1017"/>
        </table:table-row>
        <table:table-row table:style-name="ro1">
          <table:table-cell office:value-type="float" office:value="5">
            <text:p>5</text:p>
          </table:table-cell>
          <table:table-cell office:value-type="string">
            <text:p>The author recognizes that domestic violence is not solely a crime committed by men upon women. It is also perpetrated by females upon males; however, statistics show that 95% of domestic violence is committed by men. Accordingly, for ease of reading and to conform to statistical data, the batterer/abuser will be referred to in the masculine form, and the victim will be referred to in the feminine form. </text:p>
          </table:table-cell>
          <table:table-cell office:value-type="float" office:value="2001">
            <text:p>2001</text:p>
          </table:table-cell>
          <table:table-cell office:value-type="string">
            <text:p>Mississippi Law Journal</text:p>
          </table:table-cell>
          <table:table-cell office:value-type="string">
            <text:p>The Practice of Dual Arrests in Domestic Violence Situations: Does It Accomplish Anything?</text:p>
          </table:table-cell>
          <table:table-cell office:value-type="string">
            <text:p>Sandy Chesnut</text:p>
          </table:table-cell>
          <table:table-cell office:value-type="string">
            <text:p>70 Miss. L.J. 971</text:p>
          </table:table-cell>
          <table:table-cell table:number-columns-repeated="1017"/>
        </table:table-row>
        <table:table-row table:style-name="ro1">
          <table:table-cell office:value-type="float" office:value="6">
            <text:p>6</text:p>
          </table:table-cell>
          <table:table-cell office:value-type="string">
            <text:p>The author recognizes both the tragedy of domestic violence as a very real problem in lesbian, gay, bisexual, and transgender relationships, and the fact that victims are not always women and that perpetrators of domestic assault are not always men. See Amy Adgington, Anyone But Me, reprinted in BATTERED WOMEN AND THE LAW, supra note 1, at 134; DAVID ISLAND &amp; PATRICK LETELLIER, MEN WHO BEAT THE MEN WHO LOVE THEM (1991), reprinted in BATTERED WOMEN AND THE LAW, supra note 1, at 148, 149; About the Newsletter, NETWORK NEWS, Fall/Winter 2001, at 2. Nonetheless, because 85% percent of domestic violence victims are, in fact, women, with 95% of the perpetrators men, this Note will primarily use language that reflects these statistics. See Elaine Chiu, Confronting the Agency in Battered Mothers, 74 S. CAL. L. REV. 1223, 1224, n.4 (2001). The intention is not to ignore or silence those who do not match with traditional depictions of victims and perpetrators. Rather, this language is used out of respect for the large number of women who have suffered at the hands of men over the course of history, whose voices were silenced by gender discrimination. See Pleck, supra note 1, at 14. Furthermore, the author recognizes that the dynamics of battering in same-sex relationships, while in many ways similar to battering in heterosexual relationships, do have certain nuances that could simply not be done justice as a side note in this Note. See CLARE DALTON &amp; ELIZABETH M. SCHNEIDER, BATTERED WOMEN AND THE LAW 133 (2001). Rather, the role of law enforcement in gay, lesbian, bisexual, and transsexual relationships would warrant separate discussion in a future Note devoted specifically to this subject. See id</text:p>
          </table:table-cell>
          <table:table-cell office:value-type="float" office:value="2003">
            <text:p>2003</text:p>
          </table:table-cell>
          <table:table-cell office:value-type="string">
            <text:p>Boston College Third World Law Journal</text:p>
          </table:table-cell>
          <table:table-cell office:value-type="string">
            <text:p>Mandatory Arrest and No-Drop Policies: Victim Empowerment in Domestic Violence Cases</text:p>
          </table:table-cell>
          <table:table-cell office:value-type="string">
            <text:p>Erin L. Han</text:p>
          </table:table-cell>
          <table:table-cell office:value-type="string">
            <text:p>23 B.C. Third World L.J. 159</text:p>
          </table:table-cell>
          <table:table-cell table:number-columns-repeated="1017"/>
        </table:table-row>
        <table:table-row table:style-name="ro1">
          <table:table-cell office:value-type="float" office:value="7">
            <text:p>7</text:p>
          </table:table-cell>
          <table:table-cell office:value-type="string">
            <text:p>Although men are also victims of domestic violence, this Comment will refer to women as victims and men as batterers because women are victims in 95% of the assaults that result in injury.</text:p>
          </table:table-cell>
          <table:table-cell office:value-type="float" office:value="2000">
            <text:p>2000</text:p>
          </table:table-cell>
          <table:table-cell office:value-type="string">
            <text:p>Washington Law Review</text:p>
          </table:table-cell>
          <table:table-cell office:value-type="string">
            <text:p>Beating Again and Again and Again: Why Washington Needs a New Rule of Evidence Admitting Prior Acts of Domestic Violence</text:p>
          </table:table-cell>
          <table:table-cell office:value-type="string">
            <text:p>Linell A. Letendre</text:p>
          </table:table-cell>
          <table:table-cell office:value-type="string">
            <text:p>75 Wash. L. Rev. 973</text:p>
          </table:table-cell>
          <table:table-cell table:number-columns-repeated="1017"/>
        </table:table-row>
        <table:table-row table:style-name="ro1">
          <table:table-cell office:value-type="float" office:value="8">
            <text:p>8</text:p>
          </table:table-cell>
          <table:table-cell office:value-type="string">
            <text:p>Because the majority of domestic violence victims are women, terms referring to the female gender will be used throughout this article. </text:p>
          </table:table-cell>
          <table:table-cell office:value-type="string">
            <text:p>1998 - 1999</text:p>
          </table:table-cell>
          <table:table-cell office:value-type="string">
            <text:p>Buffalo Public Interest Law Journal</text:p>
          </table:table-cell>
          <table:table-cell office:value-type="string">
            <text:p>Mandatory Reporting of Domestic Violence: An Inappropriate Response For New York Health Care Professionals</text:p>
          </table:table-cell>
          <table:table-cell office:value-type="string">
            <text:p>Mia M. McFarlane</text:p>
          </table:table-cell>
          <table:table-cell office:value-type="string">
            <text:p>17 Buff. Pub. Int. L.J. 1</text:p>
          </table:table-cell>
          <table:table-cell table:number-columns-repeated="1017"/>
        </table:table-row>
        <table:table-row table:style-name="ro1">
          <table:table-cell office:value-type="float" office:value="9">
            <text:p>9</text:p>
          </table:table-cell>
          <table:table-cell office:value-type="string">
            <text:p>As the majority of abusers are male, this paper often refers to the batterer as the husband and the victim as the female.</text:p>
          </table:table-cell>
          <table:table-cell office:value-type="string">
            <text:p>1998 - 1999</text:p>
          </table:table-cell>
          <table:table-cell office:value-type="string">
            <text:p>Gonzaga Law Review</text:p>
          </table:table-cell>
          <table:table-cell office:value-type="string">
            <text:p>The Silent Victims of Domestic Violence: Children Forgotten By the Judicial System</text:p>
          </table:table-cell>
          <table:table-cell office:value-type="string">
            <text:p>Janice A. Drye</text:p>
          </table:table-cell>
          <table:table-cell office:value-type="string">
            <text:p>34 Gonz. L. Rev. 229</text:p>
          </table:table-cell>
          <table:table-cell table:number-columns-repeated="1017"/>
        </table:table-row>
        <table:table-row table:style-name="ro1">
          <table:table-cell office:value-type="float" office:value="10">
            <text:p>10</text:p>
          </table:table-cell>
          <table:table-cell office:value-type="string">
            <text:p>Because approximately 95% of all domestic violence victims are women, the feminine pronoun will be used in this Note to describe victims.</text:p>
          </table:table-cell>
          <table:table-cell office:value-type="float" office:value="1998">
            <text:p>1998</text:p>
          </table:table-cell>
          <table:table-cell office:value-type="string">
            <text:p>Vermont Law Review Winter</text:p>
          </table:table-cell>
          <table:table-cell office:value-type="string">
            <text:p>Domestic Violence and Guns: Seizing Weapons Before the Court Has Made a Finding of Abuse</text:p>
          </table:table-cell>
          <table:table-cell office:value-type="string">
            <text:p>Maria Kelly</text:p>
          </table:table-cell>
          <table:table-cell office:value-type="string">
            <text:p>23 Vt. L. Rev. 349</text:p>
          </table:table-cell>
          <table:table-cell table:number-columns-repeated="1017"/>
        </table:table-row>
        <table:table-row table:style-name="ro1">
          <table:table-cell office:value-type="float" office:value="11">
            <text:p>11</text:p>
          </table:table-cell>
          <table:table-cell office:value-type="string">
            <text:p>Because 95% of domestic violence victims are women and most perpetrators are men, this Article will refer to victims and abusers in a generalized, gender-specific manner. </text:p>
          </table:table-cell>
          <table:table-cell office:value-type="float" office:value="1998">
            <text:p>1998</text:p>
          </table:table-cell>
          <table:table-cell office:value-type="string">
            <text:p>Law and Inequality: A Journal of Theory &amp; Practice</text:p>
          </table:table-cell>
          <table:table-cell office:value-type="string">
            <text:p>Addressing Domestic Violence in the Workplace: An Employer's Responsibility</text:p>
          </table:table-cell>
          <table:table-cell office:value-type="string">
            <text:p>Jill C. Robertson</text:p>
          </table:table-cell>
          <table:table-cell office:value-type="string">
            <text:p>16 Law &amp; Ineq. 633</text:p>
          </table:table-cell>
          <table:table-cell table:number-columns-repeated="1017"/>
        </table:table-row>
        <table:table-row table:style-name="ro1">
          <table:table-cell office:value-type="float" office:value="12">
            <text:p>12</text:p>
          </table:table-cell>
          <table:table-cell office:value-type="string">
            <text:p>This Note will refer to batterers as men and victims as women because the overwhelming majority of cases involve men abusing women. Approximately 95% of domestic violence victims are women. </text:p>
          </table:table-cell>
          <table:table-cell office:value-type="float" office:value="1997">
            <text:p>1997</text:p>
          </table:table-cell>
          <table:table-cell office:value-type="string">
            <text:p>Boston University Public Interest Law Journal</text:p>
          </table:table-cell>
          <table:table-cell office:value-type="string">
            <text:p>Trapped in Domestic Violence: the Impact of United States Immigration Laws On Battered Immigrant Women</text:p>
          </table:table-cell>
          <table:table-cell office:value-type="string">
            <text:p>Loke, Tien-Li</text:p>
          </table:table-cell>
          <table:table-cell office:value-type="string">
            <text:p>6 B.U. Pub. Int. L.J. 589</text:p>
          </table:table-cell>
          <table:table-cell table:number-columns-repeated="1017"/>
        </table:table-row>
        <table:table-row table:style-name="ro1">
          <table:table-cell office:value-type="float" office:value="13">
            <text:p>13</text:p>
          </table:table-cell>
          <table:table-cell office:value-type="string">
            <text:p>The discourse of intimate violence is explicit about who does the battering and who suffers it. Virtually all descriptions of the problem report that men perpetrate violence against female partners and ex-partners. </text:p>
          </table:table-cell>
          <table:table-cell office:value-type="float" office:value="1996">
            <text:p>1996</text:p>
          </table:table-cell>
          <table:table-cell office:value-type="string">
            <text:p>George Washington Law Review</text:p>
          </table:table-cell>
          <table:table-cell office:value-type="string">
            <text:p>Describing Without Circumscribing: Questioning the Construction of Gender in the Discourse of Intimate Violence</text:p>
          </table:table-cell>
          <table:table-cell office:value-type="string">
            <text:p>Phyllis Goldfarb</text:p>
          </table:table-cell>
          <table:table-cell office:value-type="string">
            <text:p>64 Geo. Wash. L. Rev. 582</text:p>
          </table:table-cell>
          <table:table-cell table:number-columns-repeated="1017"/>
        </table:table-row>
        <table:table-row table:style-name="ro1">
          <table:table-cell office:value-type="float" office:value="14">
            <text:p>14</text:p>
          </table:table-cell>
          <table:table-cell office:value-type="string">
            <text:p>The common masculine references to the defendant in domestic violence cases are a reflection of the fact that the great majority of alleged domestic violence batteries are perpetrated by men and that the bulk of the literature on the subject refers to defendants in domestic violence cases as men.</text:p>
          </table:table-cell>
          <table:table-cell office:value-type="float" office:value="1996">
            <text:p>1996</text:p>
          </table:table-cell>
          <table:table-cell office:value-type="string">
            <text:p>University of Miami Law Review</text:p>
          </table:table-cell>
          <table:table-cell office:value-type="string">
            <text:p>Criminal Protection Orders in Domestic Violence Cases: Getting Rid of Rats with Snakes</text:p>
          </table:table-cell>
          <table:table-cell office:value-type="string">
            <text:p>Frank, Christopher R.</text:p>
          </table:table-cell>
          <table:table-cell office:value-type="string">
            <text:p>50 U. Miami L. Rev. 919</text:p>
          </table:table-cell>
          <table:table-cell table:number-columns-repeated="1017"/>
        </table:table-row>
        <table:table-row table:style-name="ro1">
          <table:table-cell office:value-type="float" office:value="15">
            <text:p>15</text:p>
          </table:table-cell>
          <table:table-cell office:value-type="string">
            <text:p>Throughout the Article, I make reference to domestic violence or domestic abuse. I use the terms interchangeably to mean acts of violence committed by men against their girlfriends, wives or intimate partners. This definition accuratel reflects the fact that ninety to ninety-five percent of domestic violence victims are women.</text:p>
          </table:table-cell>
          <table:table-cell office:value-type="float" office:value="2001">
            <text:p>2001</text:p>
          </table:table-cell>
          <table:table-cell office:value-type="string">
            <text:p>William &amp; Mary Journal of Women and the Law</text:p>
          </table:table-cell>
          <table:table-cell office:value-type="string">
            <text:p>Problems in Domestic Violence: Should victims be forced to participate in the prosecution of their abusers?</text:p>
          </table:table-cell>
          <table:table-cell office:value-type="string">
            <text:p>Thomas Kirsch</text:p>
          </table:table-cell>
          <table:table-cell office:value-type="string">
            <text:p>7 Wm. &amp; Mary J. Women &amp; L. 388 (2001)</text:p>
          </table:table-cell>
          <table:table-cell table:number-columns-repeated="1017"/>
        </table:table-row>
        <table:table-row table:style-name="ro1">
          <table:table-cell office:value-type="float" office:value="16">
            <text:p>16</text:p>
          </table:table-cell>
          <table:table-cell office:value-type="string">
            <text:p>Throughout this Article, we use the term “domestic violence,” not in its generic (and gender-neutral) sense, but to refer to the physical, sexual, and/or psychological abuse of a woman by her male intimate partner. Similarly, we use the term “batterer” to refer to a man who engages in any form of domestic violence, including abuse that is purely psychological.</text:p>
          </table:table-cell>
          <table:table-cell office:value-type="float" office:value="2010">
            <text:p>2010</text:p>
          </table:table-cell>
          <table:table-cell office:value-type="string">
            <text:p>Cornell Journal of Law and Public Policy</text:p>
          </table:table-cell>
          <table:table-cell office:value-type="string">
            <text:p>The Perils of Empowerment</text:p>
          </table:table-cell>
          <table:table-cell office:value-type="string">
            <text:p>Aiken, Jane H. and Katherine Goldwasser</text:p>
          </table:table-cell>
          <table:table-cell office:value-type="string">
            <text:p>20 Cornell J.L. &amp; Pub. Pol'y 139-180 (2010)</text:p>
          </table:table-cell>
          <table:table-cell table:number-columns-repeated="1017"/>
        </table:table-row>
        <table:table-row table:style-name="ro1" table:number-rows-repeated="104855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3:54:08</text:time></text:p>
        </style:region-right>
      </style:header>
      <style:header-left style:display="false"/>
      <style:footer>
        <text:p>Page <text:page-number>1</text:page-number> / <text:page-count>99</text:page-count></text:p>
      </style:footer>
      <style:footer-left style:display="false"/>
    </style:master-page>
    <style:master-page style:name="PageStyle_5f_stereotyping_20_rationalizations" style:display-name="PageStyle_stereotyping rationaliz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4" meta:object-count="0"/>
    <meta:generator>OpenOffice/4.1.1$Win32 OpenOffice.org_project/411m6$Build-9775</meta:generator>
  </office:meta>
</office:document-meta>
</file>